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0-subtitle">
      <style:graphic-properties draw:fill-color="#ffffff" fo:min-height="6.75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-color="#ffffff"/>
      <style:text-properties fo:font-size="28.1000003814697pt"/>
    </style:style>
    <style:style style:name="T1" style:family="text">
      <style:text-properties fo:color="#ef413d" fo:font-size="6pt" style:font-size-asian="6pt" style:font-size-complex="6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mptes Rendus Hebd<text:span text:style-name="T1">r</text:span>omadaires</text:p>
          </draw:text-box>
        </draw:frame>
        <draw:frame presentation:style-name="pr2" draw:layer="layout" svg:width="25.5cm" svg:height="7cm" svg:x="1.5cm" svg:y="13cm" presentation:class="outline">
          <draw:text-box>
            <text:list text:style-name="L2">
              <text:list-item>
                <text:p>Tout documents non manuscrits sont accessibles sur le github suivant :</text:p>
              </text:list-item>
              <text:list-item>
                <text:p><text:a xlink:href="https://github.com/ValentinLebouvier/TAL2019" xlink:type="simple">https://github.com/ValentinLebouvier/TAL2019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2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ehaviour Trees CR_10-05</text:p>
          </draw:text-box>
        </draw:frame>
        <draw:frame presentation:style-name="pr4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Behaviour Tree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2">
              <text:list-item>
                <text:p>Outil permettant à un agent autonome de faire un choix d’action.</text:p>
              </text:list-item>
              <text:list-item>
                <text:p>On les retrouves dans les domaines de la robotique et des jeux vidéos.</text:p>
              </text:list-item>
              <text:list-item>
                <text:p>Il est apprécié pour sa réactivité et sa modularité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Behaviour Tree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2">
              <text:list-item>
                <text:p>Il se présente comme un arbre de décision dont les nœuds retournent le status de l’action qui leur est associée : succè, échec ou ‘en cours’.</text:p>
              </text:list-item>
              <text:list-item>
                <text:p>Les nœuds s’activent à la reception d’un signal provenant de leur parent, et rentournent alors leurs status.</text:p>
              </text:list-item>
              <text:list-item>
                <text:p>Il y a 4 types de nœuds de contrôle de flux et 2 types de nœuds d’éxécution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<text:span text:style-name="T2">Noeuds de</text:span><text:span text:style-name="T3"> </text:span>Controle de flux</text:p>
          </draw:text-box>
        </draw:frame>
        <draw:frame presentation:style-name="pr6" draw:layer="layout" svg:width="12.443cm" svg:height="13cm" svg:x="1cm" svg:y="5.5cm" presentation:class="outline" presentation:user-transformed="true">
          <draw:text-box>
            <text:list text:style-name="L2">
              <text:list-item>
                <text:p>Sequence :</text:p>
              </text:list-item>
              <text:list-item>
                <text:p>Éxécute ses enfants de gauche a droite et avance au suivant uniquement si le précédent a réussi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6" draw:layer="layout" svg:width="12.443cm" svg:height="13cm" svg:x="14.066cm" svg:y="5.5cm" presentation:class="outline" presentation:user-transformed="true">
          <draw:text-box>
            <text:list text:style-name="L2">
              <text:list-item>
                <text:p>Fallback :</text:p>
              </text:list-item>
              <text:list-item>
                <text:p>Retourne le status du premier enfant qui n’a pas échoué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<text:span text:style-name="T2">Noeuds de</text:span><text:span text:style-name="T3"> </text:span>Controle de flux</text:p>
          </draw:text-box>
        </draw:frame>
        <draw:frame presentation:style-name="pr6" draw:layer="layout" svg:width="12.443cm" svg:height="13cm" svg:x="1cm" svg:y="5.5cm" presentation:class="outline">
          <draw:text-box>
            <text:list text:style-name="L2">
              <text:list-item>
                <text:p>Parrallel :</text:p>
              </text:list-item>
              <text:list-item>
                <text:p>Éxécute ses enfants en parallèle et renvoi le succès lorsqu’il y en un certain nombre qui ont réussi</text:p>
              </text:list-item>
            </text:list>
          </draw:text-box>
        </draw:frame>
        <draw:frame presentation:style-name="pr6" draw:layer="layout" svg:width="12.443cm" svg:height="13cm" svg:x="14.066cm" svg:y="5.5cm" presentation:class="outline">
          <draw:text-box>
            <text:list text:style-name="L2">
              <text:list-item>
                <text:p>Decorator :</text:p>
              </text:list-item>
              <text:list-item>
                <text:p>Sert de filtre a un enfant et agit en fonction de règles définies par l’utilisateur</text:p>
              </text:list-item>
              <text:list-item>
                <text:p>Ex : inverseur Succès/Echec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Nœuds d’éxécution</text:p>
          </draw:text-box>
        </draw:frame>
        <draw:frame presentation:style-name="pr6" draw:layer="layout" svg:width="12.443cm" svg:height="13cm" svg:x="1cm" svg:y="5.5cm" presentation:class="outline">
          <draw:text-box>
            <text:p>Condition :</text:p>
            <text:p>Renvoie un succès lorsque la condition est vérifiée, échec sinon</text:p>
          </draw:text-box>
        </draw:frame>
        <draw:frame presentation:style-name="pr6" draw:layer="layout" svg:width="12.443cm" svg:height="13cm" svg:x="14.066cm" svg:y="5.5cm" presentation:class="outline">
          <draw:text-box>
            <text:list text:style-name="L2">
              <text:list-item>
                <text:p>Action :</text:p>
              </text:list-item>
              <text:list-item>
                <text:p>Renvoie succès, échec ou ‘en cours’ selon l’état de l’action a réali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Possible application en POO en L2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2">
              <text:list-item>
                <text:p>Utilisation de la librairie <text:a xlink:href="https://github.com/splintered-reality/py_trees" xlink:type="simple">pyTrees</text:a><text:s/>de Daniel Stonier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0" presentation:presentation-page-layout-name="AL2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ehaviour Trees CR_17-05</text:p>
          </draw:text-box>
        </draw:frame>
        <draw:frame presentation:style-name="pr4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0" presentation:presentation-page-layout-name="AL2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ehaviour Trees CR_24-05</text:p>
          </draw:text-box>
        </draw:frame>
        <draw:frame presentation:style-name="pr4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0" presentation:presentation-page-layout-name="AL2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ehaviour Trees CR_31-05</text:p>
          </draw:text-box>
        </draw:frame>
        <draw:frame presentation:style-name="pr4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0" presentation:presentation-page-layout-name="AL2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ehaviour Trees CR_07-05</text:p>
          </draw:text-box>
        </draw:frame>
        <draw:frame presentation:style-name="pr4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4:43:26.604561804</meta:creation-date>
    <meta:editing-duration>PT2H25M34S</meta:editing-duration>
    <meta:editing-cycles>18</meta:editing-cycles>
    <meta:generator>LibreOffice/6.0.7.3$Linux_X86_64 LibreOffice_project/00m0$Build-3</meta:generator>
    <dc:title>Alizarin</dc:title>
    <dc:date>2019-05-10T14:51:01.843889507</dc:date>
    <meta:document-statistic meta:object-count="88"/>
  </office:meta>
</office:document-meta>
</file>